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T1" style:family="text">
      <style:text-properties officeooo:rsid="000b6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6T20:43:35.333000000</dc:date>
    <meta:editing-duration>PT1H16M20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1" meta:word-count="172" meta:character-count="974" meta:non-whitespace-character-count="806"/>
  </office:meta>
</office:document-meta>
</file>